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F0000001859C957F22532ADAA.png" manifest:media-type="image/png"/>
  <manifest:file-entry manifest:full-path="Pictures/1000A0A200001BFC000002780ADD0FCD3A6F773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title">
      <style:graphic-properties draw:fill="solid" draw:fill-color="#0a2f25" draw:gradient-step-count="0" draw:textarea-vertical-align="middle" fo:min-height="1.7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fill="solid" draw:fill-color="#0a2f25" draw:gradient-step-count="0" draw:textarea-vertical-align="top" fo:min-height="1.75cm"/>
      <style:paragraph-properties style:writing-mode="lr-tb"/>
    </style:style>
    <style:style style:name="P1" style:family="paragraph">
      <style:text-properties fo:color="#ffffff" style:font-name="Cantarell" fo:font-size="36pt" fo:letter-spacing="normal" style:font-size-asian="36pt" style:font-size-complex="36pt"/>
    </style:style>
    <style:style style:name="P2" style:family="paragraph">
      <loext:graphic-properties draw:fill="solid" draw:fill-color="#0a2f25" draw:gradient-step-count="0"/>
      <style:text-properties fo:color="#ffffff" style:font-name="Cantarell" fo:font-size="36pt" fo:letter-spacing="normal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/>
      <style:paragraph-properties fo:text-align="center"/>
      <style:text-properties fo:font-weight="bold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style:font-name="Cantarel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8cm" svg:height="1.75cm" svg:x="0cm" svg:y="2.8cm" presentation:class="title" presentation:user-transformed="true">
          <draw:text-box>
            <text:p text:style-name="P1"><text:span text:style-name="T1">Scaling in Anderson Model</text:span></text:p>
          </draw:text-box>
        </draw:frame>
        <draw:frame draw:style-name="gr1" draw:text-style-name="P4" draw:layer="layout" svg:width="14.732cm" svg:height="2.384cm" svg:x="6.604cm" svg:y="6.096cm">
          <draw:text-box>
            <text:p text:style-name="P3">EPQM</text:p>
            <text:p text:style-name="P3"/>
            <text:p text:style-name="P3">dd/mm/y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ingle Impurity Anderson Model</text:span></text:p>
          </draw:text-box>
        </draw:frame>
        <draw:g>
          <svg:title>TexMaths</svg:title>
          <svg:desc>28§latex§$\mathcal{H} = \sum_k \epsilon_k n_k + \epsilon_d n_d + \sum_{k,\sigma}\left(V_k c^\dagger_{k\sigma} c_{d\sigma} + \text{h.c.}\right)$§svg§600§FALSE§</svg:desc>
          <draw:frame draw:style-name="gr3" draw:text-style-name="P3" draw:layer="layout" svg:width="20.056cm" svg:height="1.767cm" svg:x="3.972cm" svg:y="4.634cm">
            <draw:image xlink:href="Pictures/1000A0A200001BFC000002780ADD0FCD3A6F7737.svg" xlink:type="simple" xlink:show="embed" xlink:actuate="onLoad" loext:mime-type="image/svg+xml">
              <text:p/>
            </draw:image>
            <draw:image xlink:href="Pictures/100002010000010F0000001859C957F22532ADAA.png" xlink:type="simple" xlink:show="embed" xlink:actuate="onLoad" loext:mime-type="image/png"/>
          </draw:frame>
        </draw:g>
        <draw:line draw:style-name="gr4" draw:text-style-name="P6" draw:layer="layout" svg:x1="8.382cm" svg:y1="6.401cm" svg:x2="6.858cm" svg:y2="9.398cm">
          <text:p/>
        </draw:line>
        <draw:line draw:style-name="gr4" draw:text-style-name="P6" draw:layer="layout" svg:x1="12.446cm" svg:y1="6.096cm" svg:x2="12.446cm" svg:y2="9.652cm">
          <text:p/>
        </draw:line>
        <draw:line draw:style-name="gr4" draw:text-style-name="P7" draw:layer="layout" svg:x1="19.812cm" svg:y1="6.401cm" svg:x2="20.574cm" svg:y2="9.906cm">
          <text:p/>
        </draw:line>
        <draw:frame draw:style-name="gr5" draw:text-style-name="P8" draw:layer="layout" svg:width="5.842cm" svg:height="1.673cm" svg:x="3.556cm" svg:y="9.652cm">
          <draw:text-box>
            <text:p>Conduction band</text:p>
          </draw:text-box>
        </draw:frame>
        <draw:frame draw:style-name="gr5" draw:text-style-name="P8" draw:layer="layout" svg:width="5.842cm" svg:height="1.673cm" svg:x="10.922cm" svg:y="9.906cm">
          <draw:text-box>
            <text:p>Impurity site</text:p>
          </draw:text-box>
        </draw:frame>
        <draw:frame draw:style-name="gr5" draw:text-style-name="P8" draw:layer="layout" svg:width="5.842cm" svg:height="1.673cm" svg:x="19.812cm" svg:y="10.011cm">
          <draw:text-box>
            <text:p>Hybridisation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in Anderson Mode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in Anderson Mode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in Anderson Mode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in Anderson Mode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8cm" svg:height="1.75cm" svg:x="0cm" svg:y="2.128cm" presentation:class="title" presentation:user-transformed="true">
          <draw:text-box>
            <text:p text:style-name="P1"><text:span text:style-name="T1">Scaling in Anderson Mode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2" draw:layer="layout" svg:width="28cm" svg:height="1.75cm" svg:x="0cm" svg:y="0.028cm" presentation:class="title" presentation:user-transformed="true">
          <draw:text-box>
            <text:p text:style-name="P1"><text:span text:style-name="T1">Scaling in Anderson Mode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1:36:19.541625742</meta:creation-date>
    <dc:date>2020-09-18T12:13:02.176398101</dc:date>
    <meta:editing-duration>PT5M21S</meta:editing-duration>
    <meta:editing-cycles>1</meta:editing-cycles>
    <meta:document-statistic meta:object-count="54"/>
    <meta:generator>LibreOffice/6.4.3.2$Linux_X86_64 LibreOffice_project/747b5d0ebf89f41c860ec2a39efd7cb15b54f2d8</meta:generator>
    <meta:user-defined meta:name="TexMathsIgnorePreamble">FALSE</meta:user-defined>
    <meta:user-defined meta:name="TexMathsPreamble">\usepackage[usenames]{color}§\usepackage{amsthm,amsmath,amssymb,braket,caption,graphicx,enumitem,booktabs,multirow,booktabs,tcolorbox,wrapfig,cancel}§%\usepackage[margin=0.5in]{geometry}§\newcommand{\ham}{\ensuremath{\mathcal{H}}}§\newcommand{\ii}[1]{\ensuremath{\int_{-\infty}^{\infty}{#1}\:}}§\newcommand{\uu}[1]{\textsuperscript{#1}}§\newcommand{\il}[1]{\({#1}\)}§\newcommand{\dd}[1]{\textsubscript{#1}}§\renewcommand{\bf}[1]{\textbf{#1}}§\renewcommand{\it}[1]{\textit{#1}}§\newcommand{\rr}[1]{\ensuremath{\left({#1}\right)}}§\newcommand{\qq}[1]{\ensuremath{\left[{#1}\right]}}§\newcommand{\cc}[1]{\ensuremath{\left\{{#1}\right\}}}§\newcommand{\avg}[1]{\ensuremath{\langle{#1}\rangle}}§\newcommand{\nn}{\sum_{\avg{ij}}}§\newcommand{\vt}[1]{\ensuremath{\vec{#1}}}§\newcommand{\tf}{\ensuremath\therefore}§\newcommand{\im}{\ensuremath\implies}§\newcommand{\ex}[1]{\ensuremath\exp\rr{#1}}§\newcommand{\fr}[2]{\ensuremath{\frac{#1}{#2}}}§\newcommand{\pd}[2]{\ensuremath{\frac{\partial{#1}}{\partial{#2}}}}§\newcommand{\pp}[1][]{\paragraph{#1}}§\newcommand{\dv}[2]{\ensuremath{\frac{\:d#1}{\:d#2}}}§\newcommand{\lm}[2]{\ensuremath{\lim_{{#1}\to{#2}}}}§\newcommand{\cs}[1]{\ensuremath{\cos{\left(#1\right)}}}§\newcommand{\sn}[1]{\ensuremath{\sin{\left(#1\right)}}}§\newcommand{\C}[2]{\ensuremath{c_{{#1}{#2}}^\dagger}}§\renewcommand{\c}[2]{\ensuremath{c_{{#1}{#2}}}}§\newenvironment{zz}§{\begin{equation} \begin{aligned}}§{\end{aligned} \end{equation}}§\DeclareMathOperator{\sech}{sech}§\newcommand{\beq}[1][]{\begin{equation}\label{#1}\begin{aligned}}§\newcommand{\eeq}[0]{\end{aligned}\end{equation}}§\newtheorem{theorem}{Theorem}§\newcommand{\btm}{\begin{theorem}}§\newcommand{\etm}{\end{theorem}}§\newcommand{\bpf}{\begin{proof}}§\newcommand{\epf}{\end{proof}}§\newcommand{\btc}{\begin{tcolorbox}}§\newcommand{\etc}{\end{tcolorbox}}§\newcommand{\na}{\ensuremath{\hat n_{1\uparrow}}}§\newcommand{\nb}{\ensuremath{\hat n_{1\downarrow}}}§\newcommand{\nc}{\ensuremath{\hat n_{2\uparrow}}}§\newcommand{\nd}{\ensuremath{\hat n_{2\downarrow}}}§\newcommand{\dr}[2]{\ensuremath{\frac{d{#1}}{d{#2}}}}§\newcommand{\mc}[1]{\ensuremath{\mathcal{#1}}}§\newcommand{\ca}{\ensuremath{c_{1\uparrow}}}§\newcommand{\cb}{\ensuremath{c_{1\downarrow}}}§\newcommand{\cd}{\ensuremath{c_{2\uparrow}}}§\newcommand{\ce}{\ensuremath{c_{2\downarrow}}}§\newcommand{\ua}{\ensuremath{\uparrow}}§\newcommand{\da}{\ensuremath{\downarrow}}§\newcommand{\ra}{\ensuremath{\rightarrow}}§\newcommand{\la}{\ensuremath{\leftarrow}}§\newcommand{\ol}{\ensuremath{\overline}}§\newcommand{\wl}{\ensuremath{\widetilde}}§\newcommand{\comm}[1]{}§\newcommand{\lra}{\ensuremath{\longrightarrow}}</meta:user-defined>
  </office:meta>
</office:document-meta>
</file>